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0FB000000F9102AAC4C6E4E112C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2" style:family="graphic" style:parent-style-name="standard">
      <style:graphic-properties draw:stroke="solid" draw:stroke-dash="Fine_20_Dashed" svg:stroke-width="0.106cm" svg:stroke-color="#9d85be" draw:marker-start-width="0.359cm" draw:marker-end-width="0.359cm" draw:fill="none" draw:textarea-horizontal-align="justify" draw:textarea-vertical-align="middle" draw:auto-grow-height="false" fo:min-height="2.671cm" fo:min-width="2.421cm" fo:padding-top="0.178cm" fo:padding-bottom="0.178cm" fo:padding-left="0.303cm" fo:padding-right="0.303cm"/>
    </style:style>
    <style:style style:name="gr3" style:family="graphic" style:parent-style-name="standard">
      <style:graphic-properties draw:stroke="none" svg:stroke-color="#000000" draw:fill="none" draw:fill-color="#ffffff" draw:textarea-vertical-align="bottom" fo:min-height="0.141cm"/>
    </style:style>
    <style:style style:name="gr4" style:family="graphic" style:parent-style-name="standard">
      <style:graphic-properties draw:stroke="solid" draw:stroke-dash="Fine_20_Dashed" svg:stroke-width="0.106cm" svg:stroke-color="#9d85be" draw:marker-start-width="0.359cm" draw:marker-end-width="0.359cm" draw:fill="none" draw:textarea-horizontal-align="justify" draw:textarea-vertical-align="middle" draw:auto-grow-height="false" fo:min-height="2.565cm" fo:min-width="2.315cm" fo:padding-top="0.178cm" fo:padding-bottom="0.178cm" fo:padding-left="0.303cm" fo:padding-right="0.303cm"/>
    </style:style>
    <style:style style:name="gr5" style:family="graphic" style:parent-style-name="standard">
      <style:graphic-properties draw:stroke="none" svg:stroke-color="#000000" draw:fill="none" draw:fill-color="#ffffff" fo:min-height="0.929cm"/>
    </style:style>
    <style:style style:name="gr6" style:family="graphic" style:parent-style-name="standard">
      <style:graphic-properties draw:stroke="none" svg:stroke-color="#000000" draw:fill="none" draw:fill-color="#ffffff" fo:min-height="1.297cm"/>
    </style:style>
    <style:style style:name="gr7" style:family="graphic" style:parent-style-name="standard">
      <style:graphic-properties draw:stroke="solid" draw:stroke-dash="Fine_20_Dashed" svg:stroke-width="0.106cm" draw:marker-start-width="0.359cm" draw:marker-end-width="0.359cm" draw:fill="none" draw:textarea-horizontal-align="justify" draw:textarea-vertical-align="middle" draw:auto-grow-height="false" fo:min-height="2.565cm" fo:min-width="2.315cm" fo:padding-top="0.178cm" fo:padding-bottom="0.178cm" fo:padding-left="0.303cm" fo:padding-right="0.303cm"/>
    </style:style>
    <style:style style:name="gr8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9" style:family="graphic" style:parent-style-name="standard">
      <style:graphic-properties draw:stroke="none" svg:stroke-color="#5e8ac7" draw:fill-color="#ffffff" draw:textarea-horizontal-align="justify" draw:textarea-vertical-align="middle" draw:auto-grow-height="false" fo:min-height="2.519cm" fo:min-width="2.269cm"/>
    </style:style>
    <style:style style:name="gr10" style:family="graphic" style:parent-style-name="objectwithoutfill">
      <style:graphic-properties draw:stroke="solid" svg:stroke-width="0.106cm" svg:stroke-color="#000000" draw:marker-start-width="0.358cm" draw:marker-end="Arrow" draw:marker-end-width="0.356cm" draw:fill="none" draw:textarea-vertical-align="middle" fo:padding-top="0.177cm" fo:padding-bottom="0.177cm" fo:padding-left="0.302cm" fo:padding-right="0.302cm"/>
    </style:style>
    <style:style style:name="gr11" style:family="graphic" style:parent-style-name="objectwithoutfill">
      <style:graphic-properties draw:stroke="solid" svg:stroke-width="0.106cm" svg:stroke-color="#000000" draw:marker-start-width="0.358cm" draw:marker-end="" draw:marker-end-width="0.356cm" draw:fill="none" draw:textarea-vertical-align="middle" fo:padding-top="0.177cm" fo:padding-bottom="0.177cm" fo:padding-left="0.302cm" fo:padding-right="0.302cm"/>
    </style:style>
    <style:style style:name="gr1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13" style:family="graphic" style:parent-style-name="standard">
      <style:graphic-properties svg:stroke-color="#000000" draw:fill-color="#000000" draw:textarea-horizontal-align="justify" draw:textarea-vertical-align="middle" draw:auto-grow-height="false" fo:min-height="1.274cm" fo:min-width="1.024cm"/>
    </style:style>
    <style:style style:name="gr14" style:family="graphic" style:parent-style-name="standard">
      <style:graphic-properties draw:stroke="none" draw:fill-color="#ffffff" draw:textarea-horizontal-align="justify" draw:textarea-vertical-align="middle" draw:auto-grow-height="false" fo:min-height="2.519cm" fo:min-width="2.269cm"/>
    </style:style>
    <style:style style:name="gr15" style:family="graphic" style:parent-style-name="objectwithoutfill">
      <style:graphic-properties svg:stroke-width="0.106cm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6" style:family="graphic" style:parent-style-name="standard">
      <style:graphic-properties draw:stroke="none" svg:stroke-color="#000000" draw:fill="none" draw:fill-color="#ffffff" fo:min-height="0.535cm"/>
    </style:style>
    <style:style style:name="gr17" style:family="graphic" style:parent-style-name="standard">
      <style:graphic-properties svg:stroke-width="0.053cm" svg:stroke-color="#cccccc" draw:marker-start-width="0.279cm" draw:marker-end-width="0.279cm" draw:fill-color="#ffffff" draw:textarea-horizontal-align="justify" draw:textarea-vertical-align="middle" draw:auto-grow-height="false" fo:min-height="1.748cm" fo:min-width="4.578cm" fo:padding-top="0.151cm" fo:padding-bottom="0.151cm" fo:padding-left="0.276cm" fo:padding-right="0.276cm"/>
    </style:style>
    <style:style style:name="gr18" style:family="graphic" style:parent-style-name="objectwithoutfill">
      <style:graphic-properties svg:stroke-width="0.106cm" svg:stroke-color="#9d85be" draw:marker-start-width="0.359cm" draw:marker-end-width="0.359cm" draw:fill="none" draw:textarea-vertical-align="middle" fo:padding-top="0.178cm" fo:padding-bottom="0.178cm" fo:padding-left="0.303cm" fo:padding-right="0.303cm"/>
    </style:style>
    <style:style style:name="gr19" style:family="graphic" style:parent-style-name="objectwithoutfill">
      <style:graphic-properties svg:stroke-width="0.106cm" svg:stroke-color="#3465a4" draw:marker-start-width="0.359cm" draw:marker-end-width="0.3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  <style:text-properties style:font-name="Helvetica-Normal"/>
    </style:style>
    <style:style style:name="P2" style:family="paragraph">
      <loext:graphic-properties draw:fill="none" draw:fill-color="#ffffff"/>
      <style:paragraph-properties fo:text-align="center"/>
      <style:text-properties style:font-name="Helvetica-Normal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paragraph-properties fo:text-align="center"/>
    </style:style>
    <style:style style:name="P6" style:family="paragraph">
      <loext:graphic-properties draw:fill-color="#000000"/>
      <style:paragraph-properties fo:text-align="center"/>
    </style:style>
    <style:style style:name="P7" style:family="paragraph">
      <loext:graphic-properties draw:fill="none" draw:fill-color="#ffffff"/>
    </style:style>
    <style:style style:name="P8" style:family="paragraph">
      <style:text-properties style:font-name="Helvetica-Normal" fo:font-size="12pt" style:font-size-asian="12pt" style:font-size-complex="12pt"/>
    </style:style>
    <style:style style:name="P9" style:family="paragraph">
      <loext:graphic-properties draw:fill="none" draw:fill-color="#ffffff"/>
      <style:text-properties style:font-name="Helvetica-Normal" fo:font-size="12pt" style:font-size-asian="12pt" style:font-size-complex="12pt"/>
    </style:style>
    <style:style style:name="T1" style:family="text">
      <style:text-properties style:font-name="Helvetica-Normal"/>
    </style:style>
    <style:style style:name="T2" style:family="text">
      <style:text-properties style:font-name="Helvetica-Normal" fo:font-size="12pt" style:font-size-asian="12pt" style:font-size-complex="1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2" draw:layer="layout" svg:width="2.78cm" svg:height="1.547cm" svg:x="0.784cm" svg:y="0.954cm">
          <draw:text-box>
            <text:p text:style-name="P1"><text:span text:style-name="T1">Trai</text:span><text:span text:style-name="T1">ning</text:span></text:p>
            <text:p text:style-name="P1"><text:span text:style-name="T1">Ima</text:span><text:span text:style-name="T1">ge</text:span></text:p>
          </draw:text-box>
        </draw:frame>
        <draw:custom-shape draw:style-name="gr2" draw:text-style-name="P3" draw:layer="layout" svg:width="2.921cm" svg:height="2.921cm" svg:x="4.455cm" svg:y="2.451cm">
          <text:p/>
          <draw:enhanced-geometry svg:viewBox="0 0 21600 21600" draw:type="rectangle" draw:enhanced-path="M 0 0 L 21600 0 21600 21600 0 21600 0 0 Z N"/>
        </draw:custom-shape>
        <draw:frame draw:style-name="gr3" draw:text-style-name="P2" draw:layer="layout" svg:width="2.921cm" svg:height="0.899cm" svg:x="4.453cm" svg:y="1.616cm">
          <draw:text-box>
            <text:p text:style-name="P1"><text:span text:style-name="T1">Rotation</text:span></text:p>
          </draw:text-box>
        </draw:frame>
        <draw:custom-shape draw:style-name="gr4" draw:text-style-name="P3" draw:layer="layout" svg:width="2.921cm" svg:height="2.921cm" svg:x="8.774cm" svg:y="2.451cm">
          <text:p/>
          <draw:enhanced-geometry svg:viewBox="0 0 21600 21600" draw:type="rectangle" draw:enhanced-path="M 0 0 L 21600 0 21600 21600 0 21600 0 0 Z N"/>
        </draw:custom-shape>
        <draw:frame draw:style-name="gr5" draw:text-style-name="P2" draw:layer="layout" svg:width="3.429cm" svg:height="1.547cm" svg:x="8.52cm" svg:y="0.973cm">
          <draw:text-box>
            <text:p text:style-name="P1"><text:span text:style-name="T1">Fli</text:span><text:span text:style-name="T1">p</text:span></text:p>
            <text:p text:style-name="P1"><text:span text:style-name="T1">H</text:span><text:span text:style-name="T1">or</text:span><text:span text:style-name="T1">iz</text:span><text:span text:style-name="T1">o</text:span><text:span text:style-name="T1">nt</text:span><text:span text:style-name="T1">al</text:span></text:p>
          </draw:text-box>
        </draw:frame>
        <draw:custom-shape draw:style-name="gr4" draw:text-style-name="P3" draw:layer="layout" svg:width="2.921cm" svg:height="2.921cm" svg:x="4.483cm" svg:y="6.45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45cm" svg:height="1.547cm" svg:x="4.529cm" svg:y="9.48cm">
          <draw:text-box>
            <text:p text:style-name="P1"><text:span text:style-name="T1">Flip</text:span></text:p>
            <text:p text:style-name="P1"><text:span text:style-name="T1">Vertical</text:span></text:p>
          </draw:text-box>
        </draw:frame>
        <draw:custom-shape draw:style-name="gr7" draw:text-style-name="P3" draw:layer="layout" svg:width="2.921cm" svg:height="2.921cm" svg:x="8.694cm" svg:y="6.458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81cm" svg:height="1.547cm" svg:x="8.73cm" svg:y="9.48cm">
          <draw:text-box>
            <text:p text:style-name="P1"><text:span text:style-name="T1">6</text:span><text:span text:style-name="T1">0</text:span><text:span text:style-name="T1">x</text:span><text:span text:style-name="T1">6</text:span><text:span text:style-name="T1">0</text:span></text:p>
            <text:p text:style-name="P1"><text:span text:style-name="T1">C</text:span><text:span text:style-name="T1">r</text:span><text:span text:style-name="T1">o</text:span><text:span text:style-name="T1">p</text:span></text:p>
          </draw:text-box>
        </draw:frame>
        <draw:g>
          <draw:frame draw:style-name="gr8" draw:text-style-name="P4" draw:layer="layout" svg:width="2.034cm" svg:height="2.034cm" draw:transform="rotate (-2.6178193450663) translate (15.819cm 8.425cm)">
            <draw:image xlink:href="Pictures/10000201000000FB000000F9102AAC4C6E4E112C.png" xlink:type="simple" xlink:show="embed" xlink:actuate="onLoad">
              <text:p/>
            </draw:image>
          </draw:frame>
          <draw:path draw:style-name="gr9" draw:text-style-name="P5" draw:layer="layout" svg:width="2.768cm" svg:height="2.768cm" svg:x="13.045cm" svg:y="6.669cm" svg:viewBox="0 0 2769 2769" svg:d="M992 1754h1016v-1016h-1016zM0 2769v-2769h2769v2769z">
            <text:p/>
          </draw:path>
        </draw:g>
        <draw:custom-shape draw:style-name="gr4" draw:text-style-name="P3" draw:layer="layout" svg:width="2.921cm" svg:height="2.921cm" svg:x="13.072cm" svg:y="6.467cm">
          <text:p/>
          <draw:enhanced-geometry svg:viewBox="0 0 21600 21600" draw:type="rectangle" draw:enhanced-path="M 0 0 L 21600 0 21600 21600 0 21600 0 0 Z N"/>
        </draw:custom-shape>
        <draw:frame draw:style-name="gr6" draw:text-style-name="P2" draw:layer="layout" svg:width="2.875cm" svg:height="1.547cm" svg:x="13.135cm" svg:y="9.529cm">
          <draw:text-box>
            <text:p text:style-name="P1"><text:span text:style-name="T1">40x40</text:span></text:p>
            <text:p text:style-name="P1"><text:span text:style-name="T1">Crop</text:span></text:p>
          </draw:text-box>
        </draw:frame>
        <draw:line draw:style-name="gr10" draw:text-style-name="P3" draw:layer="layout" svg:x1="3.186cm" svg:y1="3.902cm" svg:x2="4.456cm" svg:y2="3.902cm">
          <text:p/>
        </draw:line>
        <draw:line draw:style-name="gr10" draw:text-style-name="P3" draw:layer="layout" svg:x1="7.46cm" svg:y1="3.902cm" svg:x2="8.73cm" svg:y2="3.902cm">
          <text:p/>
        </draw:line>
        <draw:line draw:style-name="gr11" draw:text-style-name="P3" draw:layer="layout" svg:x1="11.734cm" svg:y1="3.902cm" svg:x2="12.648cm" svg:y2="3.902cm">
          <text:p/>
        </draw:line>
        <draw:line draw:style-name="gr10" draw:text-style-name="P3" draw:layer="layout" svg:x1="7.416cm" svg:y1="7.909cm" svg:x2="8.686cm" svg:y2="7.909cm">
          <text:p/>
        </draw:line>
        <draw:line draw:style-name="gr10" draw:text-style-name="P3" draw:layer="layout" svg:x1="11.69cm" svg:y1="7.909cm" svg:x2="12.96cm" svg:y2="7.909cm">
          <text:p/>
        </draw:line>
        <draw:frame draw:style-name="gr8" draw:text-style-name="P4" draw:layer="layout" svg:width="2.034cm" svg:height="2.034cm" svg:x="1.173cm" svg:y="2.885cm">
          <draw:image xlink:href="Pictures/10000201000000FB000000F9102AAC4C6E4E112C.png" xlink:type="simple" xlink:show="embed" xlink:actuate="onLoad">
            <text:p/>
          </draw:image>
        </draw:frame>
        <draw:frame draw:style-name="gr8" draw:text-style-name="P4" draw:layer="layout" svg:width="2.034cm" svg:height="2.034cm" draw:transform="rotate (0.523598775598299) translate (4.526cm 3.539cm)">
          <draw:image xlink:href="Pictures/10000201000000FB000000F9102AAC4C6E4E112C.png" xlink:type="simple" xlink:show="embed" xlink:actuate="onLoad">
            <text:p/>
          </draw:image>
        </draw:frame>
        <draw:frame draw:style-name="gr12" draw:text-style-name="P4" draw:layer="layout" svg:width="2.034cm" svg:height="2.034cm" draw:transform="rotate (-0.523773308523498) translate (9.862cm 2.52cm)">
          <draw:image xlink:href="Pictures/10000201000000FB000000F9102AAC4C6E4E112C.png" xlink:type="simple" xlink:show="embed" xlink:actuate="onLoad">
            <text:p/>
          </draw:image>
        </draw:frame>
        <draw:frame draw:style-name="gr8" draw:text-style-name="P4" draw:layer="layout" svg:width="2.034cm" svg:height="2.034cm" draw:transform="rotate (-2.6178193450663) translate (7.332cm 8.289cm)">
          <draw:image xlink:href="Pictures/10000201000000FB000000F9102AAC4C6E4E112C.png" xlink:type="simple" xlink:show="embed" xlink:actuate="onLoad">
            <text:p/>
          </draw:image>
        </draw:frame>
        <draw:g>
          <draw:custom-shape draw:style-name="gr13" draw:text-style-name="P6" draw:layer="layout" svg:width="1.524cm" svg:height="1.524cm" svg:x="9.392cm" svg:y="7.156cm">
            <text:p/>
            <draw:enhanced-geometry svg:viewBox="0 0 21600 21600" draw:type="rectangle" draw:enhanced-path="M 0 0 L 21600 0 21600 21600 0 21600 0 0 Z N"/>
          </draw:custom-shape>
          <draw:g>
            <draw:frame draw:style-name="gr8" draw:text-style-name="P4" draw:layer="layout" svg:width="2.034cm" svg:height="2.034cm" draw:transform="rotate (-2.6178193450663) translate (11.544cm 8.29cm)">
              <draw:image xlink:href="Pictures/10000201000000FB000000F9102AAC4C6E4E112C.png" xlink:type="simple" xlink:show="embed" xlink:actuate="onLoad">
                <text:p/>
              </draw:image>
            </draw:frame>
            <draw:path draw:style-name="gr14" draw:text-style-name="P5" draw:layer="layout" svg:width="2.768cm" svg:height="2.768cm" svg:x="8.77cm" svg:y="6.534cm" svg:viewBox="0 0 2769 2769" svg:d="M623 2147h1524v-1524h-1524zM0 2769v-2769h2769v2769z">
              <text:p/>
            </draw:path>
          </draw:g>
        </draw:g>
        <draw:g>
          <draw:frame draw:style-name="gr8" draw:text-style-name="P4" draw:layer="layout" svg:width="2.034cm" svg:height="2.034cm" draw:transform="rotate (-2.6178193450663) translate (19.223cm 8.425cm)">
            <draw:image xlink:href="Pictures/10000201000000FB000000F9102AAC4C6E4E112C.png" xlink:type="simple" xlink:show="embed" xlink:actuate="onLoad">
              <text:p/>
            </draw:image>
          </draw:frame>
          <draw:path draw:style-name="gr9" draw:text-style-name="P5" draw:layer="layout" svg:width="2.768cm" svg:height="2.768cm" svg:x="16.449cm" svg:y="6.669cm" svg:viewBox="0 0 2769 2769" svg:d="M992 1754h1016v-1016h-1016zM0 2769v-2769h2769v2769z">
            <text:p/>
          </draw:path>
        </draw:g>
        <draw:line draw:style-name="gr10" draw:text-style-name="P3" draw:layer="layout" svg:x1="3.09cm" svg:y1="7.909cm" svg:x2="4.36cm" svg:y2="7.909cm">
          <text:p/>
        </draw:line>
        <draw:line draw:style-name="gr15" draw:text-style-name="P3" draw:layer="layout" svg:x1="3.107cm" svg:y1="7.966cm" svg:x2="3.107cm" svg:y2="5.934cm">
          <text:p/>
        </draw:line>
        <draw:line draw:style-name="gr15" draw:text-style-name="P3" draw:layer="layout" svg:x1="3.056cm" svg:y1="5.934cm" svg:x2="12.708cm" svg:y2="5.934cm">
          <text:p/>
        </draw:line>
        <draw:line draw:style-name="gr15" draw:text-style-name="P3" draw:layer="layout" svg:x1="12.681cm" svg:y1="3.851cm" svg:x2="12.681cm" svg:y2="5.985cm">
          <text:p/>
        </draw:line>
        <draw:line draw:style-name="gr10" draw:text-style-name="P3" draw:layer="layout" svg:x1="16.064cm" svg:y1="7.909cm" svg:x2="17.334cm" svg:y2="7.909cm">
          <text:p/>
        </draw:line>
        <draw:frame draw:style-name="gr16" draw:text-style-name="P2" draw:layer="layout" svg:width="2.875cm" svg:height="1.547cm" svg:x="16.391cm" svg:y="9.467cm">
          <draw:text-box>
            <text:p text:style-name="P1"><text:span text:style-name="T1"/></text:p>
            <text:p text:style-name="P1"><text:span text:style-name="T1"/></text:p>
          </draw:text-box>
        </draw:frame>
        <draw:frame draw:style-name="gr6" draw:text-style-name="P2" draw:layer="layout" svg:width="2.875cm" svg:height="1.547cm" svg:x="16.536cm" svg:y="9.53cm">
          <draw:text-box>
            <text:p text:style-name="P1"><text:span text:style-name="T1">Output</text:span></text:p>
          </draw:text-box>
        </draw:frame>
        <draw:custom-shape draw:style-name="gr17" draw:text-style-name="P5" draw:layer="layout" svg:width="5.112cm" svg:height="2.032cm" svg:x="14.703cm" svg:y="1cm">
          <text:p/>
          <draw:enhanced-geometry svg:viewBox="0 0 21600 21600" draw:type="rectangle" draw:enhanced-path="M 0 0 L 21600 0 21600 21600 0 21600 0 0 Z N"/>
        </draw:custom-shape>
        <draw:g>
          <draw:line draw:style-name="gr18" draw:text-style-name="P3" draw:layer="layout" svg:x1="14.83cm" svg:y1="1.566cm" svg:x2="15.592cm" svg:y2="1.566cm">
            <text:p/>
          </draw:line>
          <draw:line draw:style-name="gr19" draw:text-style-name="P3" draw:layer="layout" svg:x1="14.83cm" svg:y1="2.466cm" svg:x2="15.592cm" svg:y2="2.466cm">
            <text:p/>
          </draw:line>
          <draw:frame draw:style-name="gr1" draw:text-style-name="P7" draw:layer="layout" svg:width="3.427cm" svg:height="0.962cm" svg:x="15.721cm" svg:y="1.085cm">
            <draw:text-box>
              <text:p>Stochastic</text:p>
            </draw:text-box>
          </draw:frame>
          <draw:frame draw:style-name="gr1" draw:text-style-name="P7" draw:layer="layout" svg:width="4.164cm" svg:height="0.962cm" svg:x="15.722cm" svg:y="1.985cm">
            <draw:text-box>
              <text:p>Deterministic</text:p>
            </draw:text-box>
          </draw:frame>
        </draw:g>
        <draw:frame draw:style-name="gr1" draw:text-style-name="P9" draw:layer="layout" svg:width="1.018cm" svg:height="0.679cm" svg:x="7.221cm" svg:y="4.866cm">
          <draw:text-box>
            <text:p text:style-name="P8"><text:span text:style-name="T2">(b)</text:span></text:p>
          </draw:text-box>
        </draw:frame>
        <draw:frame draw:style-name="gr1" draw:text-style-name="P9" draw:layer="layout" svg:width="0.993cm" svg:height="0.679cm" svg:x="11.521cm" svg:y="4.867cm">
          <draw:text-box>
            <text:p text:style-name="P8"><text:span text:style-name="T2">(c)</text:span></text:p>
          </draw:text-box>
        </draw:frame>
        <draw:frame draw:style-name="gr1" draw:text-style-name="P9" draw:layer="layout" svg:width="1.018cm" svg:height="0.679cm" svg:x="7.248cm" svg:y="8.867cm">
          <draw:text-box>
            <text:p text:style-name="P8"><text:span text:style-name="T2">(d)</text:span></text:p>
          </draw:text-box>
        </draw:frame>
        <draw:frame draw:style-name="gr1" draw:text-style-name="P9" draw:layer="layout" svg:width="1.018cm" svg:height="0.679cm" svg:x="11.449cm" svg:y="8.868cm">
          <draw:text-box>
            <text:p text:style-name="P8"><text:span text:style-name="T2">(e)</text:span></text:p>
          </draw:text-box>
        </draw:frame>
        <draw:frame draw:style-name="gr1" draw:text-style-name="P9" draw:layer="layout" svg:width="0.9cm" svg:height="0.679cm" svg:x="15.849cm" svg:y="8.869cm">
          <draw:text-box>
            <text:p text:style-name="P8"><text:span text:style-name="T2">(f)</text:span></text:p>
          </draw:text-box>
        </draw:frame>
        <draw:frame draw:style-name="gr1" draw:text-style-name="P9" draw:layer="layout" svg:width="1.018cm" svg:height="0.679cm" svg:x="3.021cm" svg:y="4.867cm">
          <draw:text-box>
            <text:p text:style-name="P8"><text:span text:style-name="T2">(a)</text:span></text:p>
          </draw:text-box>
        </draw:frame>
        <draw:frame draw:style-name="gr1" draw:text-style-name="P9" draw:layer="layout" svg:width="1.018cm" svg:height="0.679cm" svg:x="18.749cm" svg:y="8.87cm">
          <draw:text-box>
            <text:p text:style-name="P8"><text:span text:style-name="T2">(g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Helvetica-Normal" svg:font-family="Helvetica-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0.828cm" fo:page-height="11.93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5-17T21:00:25.532937077</meta:creation-date>
    <dc:date>2019-05-17T23:16:27.120316437</dc:date>
    <meta:editing-duration>PT10M9S</meta:editing-duration>
    <meta:editing-cycles>4</meta:editing-cycles>
    <meta:generator>LibreOffice/6.0.7.3$Linux_X86_64 LibreOffice_project/00m0$Build-3</meta:generator>
    <meta:document-statistic meta:object-count="51"/>
  </office:meta>
</office:document-meta>
</file>